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602cm"/>
    </style:style>
    <style:style style:name="co3" style:family="table-column">
      <style:table-column-properties fo:break-before="auto" style:column-width="27.0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5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Arial Unicode M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GLIA POLAND BILL OF MATERIALS</text:p>
          </table:table-cell>
          <table:covered-table-cell table:style-name="ce8"/>
          <table:table-cell table:style-name="ce8"/>
        </table:table-row>
        <table:table-row table:style-name="ro2">
          <table:table-cell/>
          <table:table-cell table:style-name="ce8" office:value-type="string" calcext:value-type="string">
            <text:p>Product name</text:p>
          </table:table-cell>
          <table:table-cell table:style-name="ce12" office:value-type="string" calcext:value-type="string">
            <text:p>Example brand</text:p>
          </table:table-cell>
          <table:table-cell table:style-name="ce8" office:value-type="string" calcext:value-type="string">
            <text:p>Purchase link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WORKSHOP</text:p>
          </table:table-cell>
          <table:table-cell table:style-name="ce9" office:value-type="string" calcext:value-type="string">
            <text:p>Injection molder</text:p>
          </table:table-cell>
          <table:table-cell office:value-type="string" calcext:value-type="string">
            <text:p>Buster Beagle Mk3</text:p>
          </table:table-cell>
          <table:table-cell table:style-name="ce9" office:value-type="string" calcext:value-type="string">
            <text:p><text:a xlink:href="https://www.busterbeagle3d.com/product/mk3-parts-bundle/29?cs=true&amp;cst=custom" xlink:type="simple">https://www.busterbeagle3d.com/product/mk3-parts-bundle/29?cs=true&amp;cst=custom</text:a>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Air compressor</text:p>
          </table:table-cell>
          <table:table-cell office:value-type="string" calcext:value-type="string">
            <text:p>BJC 115L V-2065</text:p>
          </table:table-cell>
          <table:table-cell office:value-type="string" calcext:value-type="string">
            <text:p><text:a xlink:href="https://allegro.pl/oferta/sprezarka-kompresor-olejowy-115l-v-2065-bjc-13843356330?utm_feed=aa34192d-eee2-4419-9a9a-de66b9dfae24&amp;utm_source=google&amp;utm_medium=cpc&amp;utm_campaign=_dio_przemysl_pla_pmax_sc&amp;ev_campaign_id=17958851430&amp;gclid=CjwKCAjw8symBhAqEiwAaTA__Fs1aXUUmRoiV1D6wdVxwRS_sHevCyWPt4B4q0xCAvlR1FP5uNy9URoCor8QAvD_BwE" xlink:type="simple">https://allegro.pl/oferta/sprezarka-kompresor-olejowy-115l-v-2065-bjc-13843356330?utm_feed=aa34192d-eee2-4419-9a9a-de66b9dfae24&amp;utm_source=google&amp;utm_medium=cpc&amp;utm_campaign=_dio_przemysl_pla_pmax_sc&amp;ev_campaign_id=17958851430&amp;gclid=CjwKCAjw8symBhAqEiwAaTA__Fs1aXUUmRoiV1D6wdVxwRS_sHevCyWPt4B4q0xCAvlR1FP5uNy9URoCor8QAvD_BwE</text:a>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Pellet dryer</text:p>
          </table:table-cell>
          <table:table-cell office:value-type="string" calcext:value-type="string">
            <text:p>DEGA AC30 </text:p>
          </table:table-cell>
          <table:table-cell office:value-type="string" calcext:value-type="string">
            <text:p><text:s/>obtained locally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Milling machine</text:p>
          </table:table-cell>
          <table:table-cell office:value-type="string" calcext:value-type="string">
            <text:p>PrintNC</text:p>
          </table:table-cell>
          <table:table-cell office:value-type="string" calcext:value-type="string">
            <text:p> custom made using following instructions: <text:a xlink:href="https://wiki.printnc.info/en/home" xlink:type="simple">https://wiki.printnc.info/en/home</text:a></text:p>
          </table:table-cell>
        </table:table-row>
        <table:table-row table:style-name="ro2">
          <table:covered-table-cell table:style-name="ce3"/>
          <table:table-cell office:value-type="string" calcext:value-type="string">
            <text:p>Plastic pellet</text:p>
          </table:table-cell>
          <table:table-cell table:number-columns-repeated="2"/>
        </table:table-row>
        <table:table-row table:style-name="ro2">
          <table:covered-table-cell table:style-name="ce4"/>
          <table:table-cell table:style-name="ce10" office:value-type="string" calcext:value-type="string">
            <text:p>Aluminium for milling 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<text:s/>obtained locally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6">
            <text:p>SAFETY</text:p>
          </table:table-cell>
          <table:table-cell table:style-name="ce9" office:value-type="string" calcext:value-type="string">
            <text:p>Full-face mask with chemical filter</text:p>
          </table:table-cell>
          <table:table-cell table:style-name="ce9" office:value-type="string" calcext:value-type="string">
            <text:p>3M (different sizes)</text:p>
          </table:table-cell>
          <table:table-cell table:style-name="ce9" office:value-type="string" calcext:value-type="string">
            <text:p><text:a xlink:href="https://allegro.pl/listing?string=maska%20pełnotwarzowa%203m" xlink:type="simple">https://allegro.pl/listing?string=maska%20pe%C5%82notwarzowa%203m</text:a> </text:p>
          </table:table-cell>
        </table:table-row>
        <table:table-row table:style-name="ro2">
          <table:covered-table-cell/>
          <table:table-cell office:value-type="string" calcext:value-type="string">
            <text:p>Nitrile gloves</text:p>
          </table:table-cell>
          <table:table-cell office:value-type="string" calcext:value-type="string">
            <text:p>Mercator Nitrylex</text:p>
          </table:table-cell>
          <table:table-cell office:value-type="string" calcext:value-type="string">
            <text:p>https://www.matopat24.pl/mercator-nitrylex-classic-rekawiczki-nitrylowe-jednorazowe-100-szt_17622-23715?gclid=CjwKCAjw8symBhAqEiwAaTA__GWvra1uHFeeIxg3IvnGO6TfW9CkNzXv2OkA0FO9dJQ7xdTLW2eECBoCbLsQAvD_BwE#/rozmiar-m/ilosc_sztuk-100_szt/kolor-niebieski?utm_content=NN-MMM-RNMM-001</text:p>
          </table:table-cell>
        </table:table-row>
        <table:table-row table:style-name="ro2">
          <table:covered-table-cell/>
          <table:table-cell office:value-type="string" calcext:value-type="string">
            <text:p>Workshop suit</text:p>
          </table:table-cell>
          <table:table-cell office:value-type="string" calcext:value-type="string">
            <text:p>NeoTools</text:p>
          </table:table-cell>
          <table:table-cell office:value-type="string" calcext:value-type="string">
            <text:p>https://www.mediaexpert.pl/dom-i-ogrod/odziez-robocza/spodnie-robocze/spodnie-robocze-neo-81-240-l-rozmiar-l-52?gclid=CjwKCAjw8symBhAqEiwAaTA__C33AcmWKcMTiR0stezviIULSrb0IgqyIA1qHcWZhvyr1eznwoUnhhoCVO4QAvD_BwE</text:p>
          </table:table-cell>
        </table:table-row>
        <table:table-row table:style-name="ro2">
          <table:covered-table-cell/>
          <table:table-cell office:value-type="string" calcext:value-type="string">
            <text:p>Workshop glov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listing?string=rękawice%20robocze" xlink:type="simple">https://allegro.pl/listing?string=r%C4%99kawice%20robocze</text:a></text:p>
          </table:table-cell>
        </table:table-row>
        <table:table-row table:style-name="ro2">
          <table:covered-table-cell/>
          <table:table-cell office:value-type="string" calcext:value-type="string">
            <text:p>Protective sho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kategoria/odziez-robocza-i-bhp-buty-robocze-110290" xlink:type="simple">https://allegro.pl/kategoria/odziez-robocza-i-bhp-buty-robocze-110290</text:a>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Ear mufflers</text:p>
          </table:table-cell>
          <table:table-cell table:style-name="ce4" office:value-type="string" calcext:value-type="string">
            <text:p>3M Peltor Optima</text:p>
          </table:table-cell>
          <table:table-cell table:style-name="ce4" office:value-type="string" calcext:value-type="string">
            <text:p><text:a xlink:href="https://allegro.pl/oferta/nauszniki-ochronniki-sluchu-3m-optime-i-10056924514?offerId=10056924514&amp;inventoryUnitId=KFhFbOJ5SF3-BzPsXLOYtg&amp;adGroupId=NTY3OTdkNTctNDkwMC00ZDVhLTk2MzctNjJhNmQ0YjJmNGYxAA&amp;campaignId=MTJmYjZhMjQtNTdiOS00OTg1LTk3YzQtYmFmZDhiNWYzZjdlAA&amp;sig=1f89839d82dd9c646d214817f733d1a0&amp;utm_feed=aa34192d-eee2-4419-9a9a-de66b9dfae24&amp;utm_source=google&amp;utm_medium=ads&amp;gad=1&amp;gclid=CjwKCAjw8symBhAqEiwAaTA__G8hsHgrwp0kNlPzEpRTFaGCSNmQg035GpY23gHWpX8HAtzXGQfXCRoCzaMQAvD_BwE" xlink:type="simple">https://allegro.pl/oferta/nauszniki-ochronniki-sluchu-3m-optime-i-10056924514?offerId=10056924514&amp;inventoryUnitId=KFhFbOJ5SF3-BzPsXLOYtg&amp;adGroupId=NTY3OTdkNTctNDkwMC00ZDVhLTk2MzctNjJhNmQ0YjJmNGYxAA&amp;campaignId=MTJmYjZhMjQtNTdiOS00OTg1LTk3YzQtYmFmZDhiNWYzZjdlAA&amp;sig=1f89839d82dd9c646d214817f733d1a0&amp;utm_feed=aa34192d-eee2-4419-9a9a-de66b9dfae24&amp;utm_source=google&amp;utm_medium=ads&amp;gad=1&amp;gclid=CjwKCAjw8symBhAqEiwAaTA__G8hsHgrwp0kNlPzEpRTFaGCSNmQg035GpY23gHWpX8HAtzXGQfXCRoCzaMQAvD_BwE</text:a></text:p>
          </table:table-cell>
        </table:table-row>
        <table:table-row table:style-name="ro2">
          <table:table-cell/>
          <table:table-cell table:style-name="Default" table:number-columns-repeated="2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7">
            <text:p>TOOLS</text:p>
          </table:table-cell>
          <table:table-cell table:style-name="ce9" office:value-type="string" calcext:value-type="string">
            <text:p>Isopropyl Alcohol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allegro.pl/listing?string=alkohol%20izopropylowy" xlink:type="simple">https://allegro.pl/listing?string=alkohol%20izopropylowy</text:a></text:p>
          </table:table-cell>
        </table:table-row>
        <table:table-row table:style-name="ro2">
          <table:covered-table-cell table:style-name="ce5"/>
          <table:table-cell table:style-name="Default" office:value-type="string" calcext:value-type="string">
            <text:p>Screwdriv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btained locally</text:p>
          </table:table-cell>
        </table:table-row>
        <table:table-row table:style-name="ro2">
          <table:covered-table-cell table:style-name="ce5"/>
          <table:table-cell office:value-type="string" calcext:value-type="string">
            <text:p>Pliers (medium sized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btained locally</text:p>
          </table:table-cell>
        </table:table-row>
        <table:table-row table:style-name="ro2">
          <table:covered-table-cell table:style-name="ce5"/>
          <table:table-cell office:value-type="string" calcext:value-type="string">
            <text:p>Small cutt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obtained locally</text:p>
          </table:table-cell>
        </table:table-row>
        <table:table-row table:style-name="ro2">
          <table:covered-table-cell table:style-name="ce5"/>
          <table:table-cell office:value-type="string" calcext:value-type="string">
            <text:p>Exacto knife</text:p>
          </table:table-cell>
          <table:table-cell office:value-type="string" calcext:value-type="string">
            <text:p>Olfa AK-4</text:p>
          </table:table-cell>
          <table:table-cell office:value-type="string" calcext:value-type="string">
            <text:p><text:a xlink:href="https://colorcorner.pl/pl/p/Precyzyjny-noz-OLFA-AK-4/1679?gclid=CjwKCAjw8symBhAqEiwAaTA__I4eDrRtfNY1tq_k76wB0LkZHapxQlo-SSC61yDRwpMmBqlyYQZxehoCYC0QAvD_BwE" xlink:type="simple">https://colorcorner.pl/pl/p/Precyzyjny-noz-OLFA-AK-4/1679?gclid=CjwKCAjw8symBhAqEiwAaTA__I4eDrRtfNY1tq_k76wB0LkZHapxQlo-SSC61yDRwpMmBqlyYQZxehoCYC0QAvD_BwE</text:a></text:p>
          </table:table-cell>
        </table:table-row>
        <table:table-row table:style-name="ro2">
          <table:covered-table-cell table:style-name="ce5"/>
          <table:table-cell office:value-type="string" calcext:value-type="string">
            <text:p>Scissors</text:p>
          </table:table-cell>
          <table:table-cell office:value-type="string" calcext:value-type="string">
            <text:p>Olfa SCS-1</text:p>
          </table:table-cell>
          <table:table-cell office:value-type="string" calcext:value-type="string">
            <text:p><text:a xlink:href="https://allegro.pl/oferta/olfa-nozyczki-scs-1-9938044485?utm_feed=aa34192d-eee2-4419-9a9a-de66b9dfae24&amp;utm_term=test&amp;utm_source=google&amp;utm_medium=cpc&amp;utm_campaign=_elktrk_komputery_sprzet_pla_pmax&amp;ev_campaign_id=17966335589&amp;gclid=CjwKCAjw8symBhAqEiwAaTA__PuO6b2KCz9Fc36jVpnoiIe8n4U4yZZdgPfy2Tue-58h9nYtCN6pyBoChmwQAvD_BwE" xlink:type="simple">https://allegro.pl/oferta/olfa-nozyczki-scs-1-9938044485?utm_feed=aa34192d-eee2-4419-9a9a-de66b9dfae24&amp;utm_term=test&amp;utm_source=google&amp;utm_medium=cpc&amp;utm_campaign=_elktrk_komputery_sprzet_pla_pmax&amp;ev_campaign_id=17966335589&amp;gclid=CjwKCAjw8symBhAqEiwAaTA__PuO6b2KCz9Fc36jVpnoiIe8n4U4yZZdgPfy2Tue-58h9nYtCN6pyBoChmwQAvD_BwE</text:a></text:p>
          </table:table-cell>
        </table:table-row>
        <table:table-row table:style-name="ro2">
          <table:covered-table-cell table:style-name="ce5"/>
          <table:table-cell table:style-name="ce4" office:value-type="string" calcext:value-type="string">
            <text:p>Riveting station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<text:a xlink:href="https://allegro.pl/oferta/napownica-praska-kaletnicza-nitownica-wyrob-polski-10888072443?utm_feed=aa34192d-eee2-4419-9a9a-de66b9dfae24&amp;utm_content=supercena&amp;utm_content=ps&amp;utm_source=google&amp;utm_medium=cpc&amp;utm_campaign=_dio_przemysl_pla_pmax_ps&amp;ev_campaign_id=19692663265&amp;gclid=CjwKCAjw8symBhAqEiwAaTA__KV08cqcEox2AAir9Q6PckZpdkdUepRRNnBbztXTar4H_0Znfs58hxoC740QAvD_BwE" xlink:type="simple">https://allegro.pl/oferta/napownica-praska-kaletnicza-nitownica-wyrob-polski-10888072443?utm_feed=aa34192d-eee2-4419-9a9a-de66b9dfae24&amp;utm_content=supercena&amp;utm_content=ps&amp;utm_source=google&amp;utm_medium=cpc&amp;utm_campaign=_dio_przemysl_pla_pmax_ps&amp;ev_campaign_id=19692663265&amp;gclid=CjwKCAjw8symBhAqEiwAaTA__KV08cqcEox2AAir9Q6PckZpdkdUepRRNnBbztXTar4H_0Znfs58hxoC740QAvD_BwE</text:a></text:p>
          </table:table-cell>
        </table:table-row>
        <table:table-row table:style-name="ro2">
          <table:table-cell/>
          <table:table-cell table:style-name="ce11"/>
          <table:table-cell table:style-name="Default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10">
            <text:p>SEWING</text:p>
          </table:table-cell>
          <table:table-cell table:style-name="ce9" office:value-type="string" calcext:value-type="string">
            <text:p>Sewing machine</text:p>
          </table:table-cell>
          <table:table-cell table:style-name="ce9" office:value-type="string" calcext:value-type="string">
            <text:p>Juki DDL 8700</text:p>
          </table:table-cell>
          <table:table-cell table:style-name="ce9" office:value-type="string" calcext:value-type="string">
            <text:p><text:a xlink:href="https://szyjposwojemu.pl/pl/p/JUKI-DDL-8700-Stebnowka-jednoiglowa-komplet/2027?utm_source=shoper&amp;utm_medium=shoper-cpc&amp;utm_campaign=shoper-kampanie-google&amp;shop_campaign=6656148107&amp;gad=1&amp;gclid=CjwKCAjw8symBhAqEiwAaTA__IUqite3WveOcF07j_vUAwIQUKQL7HVMYF8OsSmfrCkaNEyxjuzCZRoCIhIQAvD_BwE" xlink:type="simple">https://szyjposwojemu.pl/pl/p/JUKI-DDL-8700-Stebnowka-jednoiglowa-komplet/2027?utm_source=shoper&amp;utm_medium=shoper-cpc&amp;utm_campaign=shoper-kampanie-google&amp;shop_campaign=6656148107&amp;gad=1&amp;gclid=CjwKCAjw8symBhAqEiwAaTA__IUqite3WveOcF07j_vUAwIQUKQL7HVMYF8OsSmfrCkaNEyxjuzCZRoCIhI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Jeans needles</text:p>
          </table:table-cell>
          <table:table-cell office:value-type="string" calcext:value-type="string">
            <text:p>texi</text:p>
          </table:table-cell>
          <table:table-cell office:value-type="string" calcext:value-type="string">
            <text:p><text:a xlink:href="https://tkaninykaroliny.pl/pl/p/Igly-polplaskie-do-jeansu-grubosc-100-5-szt./2552?gad=1&amp;gclid=CjwKCAjw8symBhAqEiwAaTA__KMNko2lbdhQ3CWW5Th7gZw107Ki99GbN_59gU9yDPqNCH3ez53ZXxoCYU4QAvD_BwE" xlink:type="simple">https://tkaninykaroliny.pl/pl/p/Igly-polplaskie-do-jeansu-grubosc-100-5-szt./2552?gad=1&amp;gclid=CjwKCAjw8symBhAqEiwAaTA__KMNko2lbdhQ3CWW5Th7gZw107Ki99GbN_59gU9yDPqNCH3ez53ZXxoCYU4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Size 40 Thread</text:p>
          </table:table-cell>
          <table:table-cell office:value-type="string" calcext:value-type="string">
            <text:p>Ariadna TYTAN</text:p>
          </table:table-cell>
          <table:table-cell office:value-type="string" calcext:value-type="string">
            <text:p><text:a xlink:href="https://allegro.pl/oferta/nici-tytan-40-1000m-tapicerskie-kaletnicze-czarne-8699005054?utm_feed=aa34192d-eee2-4419-9a9a-de66b9dfae24&amp;utm_content=supercena&amp;utm_source=google&amp;utm_medium=cpc&amp;utm_campaign=_krk_kis_rekodzielo_pla_pmax&amp;ev_campaign_id=17998709659&amp;gclid=CjwKCAjw8symBhAqEiwAaTA__IR9FS2N0foJGPxJBhrQVE2uCX5sntwJorTZUpHJfqfYRKqNwVZQIxoCDWUQAvD_BwE" xlink:type="simple">https://allegro.pl/oferta/nici-tytan-40-1000m-tapicerskie-kaletnicze-czarne-8699005054?utm_feed=aa34192d-eee2-4419-9a9a-de66b9dfae24&amp;utm_content=supercena&amp;utm_source=google&amp;utm_medium=cpc&amp;utm_campaign=_krk_kis_rekodzielo_pla_pmax&amp;ev_campaign_id=17998709659&amp;gclid=CjwKCAjw8symBhAqEiwAaTA__IR9FS2N0foJGPxJBhrQVE2uCX5sntwJorTZUpHJfqfYRKqNwVZQIxoCDWU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Omnitape velcro</text:p>
          </table:table-cell>
          <table:table-cell office:value-type="string" calcext:value-type="string">
            <text:p>Halco Omnitape</text:p>
          </table:table-cell>
          <table:table-cell office:value-type="string" calcext:value-type="string">
            <text:p><text:a xlink:href="https://halcoeurope.pl/collections/sew-on-fasteners/products/omni-mixed-hook-loop" xlink:type="simple">https://halcoeurope.pl/collections/sew-on-fasteners/products/omni-mixed-hook-loop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White Self-Adhesive Hook tap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oferta/rzep-samoprzylepny-bialy-haczyk-20mm-25mb-12926774244?offerId=12926774244&amp;inventoryUnitId=h7civpup-GJx6Hv1AWs6Cg&amp;adGroupId=MTY5ZmIxMDYtM2I0Ni00OThmLWE5NDMtMGEyMjljMWM0N2VlAA&amp;campaignId=MGFkNmZkNmEtNzI1NS00YTk5LTg5OWItZTZhYTQyZGI3YmQyAA&amp;sig=2ce4b19eb7c21c1ed3f185f291ef29a4&amp;utm_feed=aa34192d-eee2-4419-9a9a-de66b9dfae24&amp;utm_source=google&amp;utm_medium=ads&amp;gclid=CjwKCAjw8symBhAqEiwAaTA__AHmpwJZJ_jo3hiDGmG9F5Qz9hbJzzMR1nIMXlOz-5oo21DamRB-hxoCyn4QAvD_BwE" xlink:type="simple">https://allegro.pl/oferta/rzep-samoprzylepny-bialy-haczyk-20mm-25mb-12926774244?offerId=12926774244&amp;inventoryUnitId=h7civpup-GJx6Hv1AWs6Cg&amp;adGroupId=MTY5ZmIxMDYtM2I0Ni00OThmLWE5NDMtMGEyMjljMWM0N2VlAA&amp;campaignId=MGFkNmZkNmEtNzI1NS00YTk5LTg5OWItZTZhYTQyZGI3YmQyAA&amp;sig=2ce4b19eb7c21c1ed3f185f291ef29a4&amp;utm_feed=aa34192d-eee2-4419-9a9a-de66b9dfae24&amp;utm_source=google&amp;utm_medium=ads&amp;gclid=CjwKCAjw8symBhAqEiwAaTA__AHmpwJZJ_jo3hiDGmG9F5Qz9hbJzzMR1nIMXlOz-5oo21DamRB-hxoCyn4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White Non-Adhesive Loop tap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oferta/rzep-bialy-20mm-rolka-25m-czesc-miekka-petelka-9543433697?utm_feed=aa34192d-eee2-4419-9a9a-de66b9dfae24&amp;utm_source=google&amp;utm_medium=cpc&amp;utm_campaign=_krk_kis_rekodzielo_pla_pmax&amp;ev_campaign_id=17998709659&amp;gclid=CjwKCAjw8symBhAqEiwAaTA__JyT29Y9P0iD1NfYJXFw9yNBni9BdN4WQN1zja_4MdOPzpdjFOXcGRoCLVMQAvD_BwE" xlink:type="simple">https://allegro.pl/oferta/rzep-bialy-20mm-rolka-25m-czesc-miekka-petelka-9543433697?utm_feed=aa34192d-eee2-4419-9a9a-de66b9dfae24&amp;utm_source=google&amp;utm_medium=cpc&amp;utm_campaign=_krk_kis_rekodzielo_pla_pmax&amp;ev_campaign_id=17998709659&amp;gclid=CjwKCAjw8symBhAqEiwAaTA__JyT29Y9P0iD1NfYJXFw9yNBni9BdN4WQN1zja_4MdOPzpdjFOXcGRoCLVM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Polyester Grosgrain Strap 3.8cm wi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oferta/tasiemka-rypsowa-38mm-czarna-lamowka-kolor-czarny-11104328426?utm_feed=aa34192d-eee2-4419-9a9a-de66b9dfae24&amp;utm_source=google&amp;utm_medium=cpc&amp;utm_campaign=_krk_kis_rekodzielo_pla_pmax&amp;ev_campaign_id=17998709659&amp;gclid=CjwKCAjw8symBhAqEiwAaTA__K2CYI8MBic72nk11iuJSURbbi9dVwaf-qkUKuhacMsvyvAxPY9hQBoCUOIQAvD_BwE" xlink:type="simple">https://allegro.pl/oferta/tasiemka-rypsowa-38mm-czarna-lamowka-kolor-czarny-11104328426?utm_feed=aa34192d-eee2-4419-9a9a-de66b9dfae24&amp;utm_source=google&amp;utm_medium=cpc&amp;utm_campaign=_krk_kis_rekodzielo_pla_pmax&amp;ev_campaign_id=17998709659&amp;gclid=CjwKCAjw8symBhAqEiwAaTA__K2CYI8MBic72nk11iuJSURbbi9dVwaf-qkUKuhacMsvyvAxPY9hQBoCUOIQAvD_BwE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Nylon Heavy Webbing Stra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pielegnacjaobuwia.pl/pl/p/Tasma-Poliamidowa-25mm-IRR-Wojskowa/6017" xlink:type="simple">https://pielegnacjaobuwia.pl/pl/p/Tasma-Poliamidowa-25mm-IRR-Wojskowa/6017</text:a></text:p>
          </table:table-cell>
        </table:table-row>
        <table:table-row table:style-name="ro2">
          <table:covered-table-cell table:style-name="ce6"/>
          <table:table-cell office:value-type="string" calcext:value-type="string">
            <text:p>Double Cap Rivet 7mm he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awrex.pl/nity-kaletnicze/111-nity-kaletnicze-dwustronne-7-mm.html" xlink:type="simple">https://www.mawrex.pl/nity-kaletnicze/111-nity-kaletnicze-dwustronne-7-mm.html</text:a>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Glue </text:p>
          </table:table-cell>
          <table:table-cell table:style-name="ce4" table:number-columns-repeated="2"/>
        </table:table-row>
        <table:table-row table:style-name="ro2">
          <table:table-cell/>
          <table:table-cell table:style-name="ce11"/>
          <table:table-cell table:style-name="Default"/>
          <table:table-cell table:style-name="ce11"/>
        </table:table-row>
        <table:table-row table:style-name="ro2">
          <table:table-cell table:style-name="ce2" office:value-type="string" calcext:value-type="string" table:number-columns-spanned="1" table:number-rows-spanned="14">
            <text:p>3D PRINTING</text:p>
          </table:table-cell>
          <table:table-cell table:style-name="ce9" office:value-type="string" calcext:value-type="string">
            <text:p>Resin 3D printer</text:p>
          </table:table-cell>
          <table:table-cell table:style-name="ce9" office:value-type="string" calcext:value-type="string">
            <text:p>Anycubic Photon Mono X 6K</text:p>
          </table:table-cell>
          <table:table-cell table:style-name="ce9" office:value-type="string" calcext:value-type="string">
            <text:p><text:a xlink:href="https://allegro.pl/oferta/drukarka-3d-anycubic-photon-mono-x-6k-23-1litr-12725277820?utm_feed=aa34192d-eee2-4419-9a9a-de66b9dfae24&amp;utm_term=test&amp;utm_source=google&amp;utm_medium=cpc&amp;utm_campaign=_elktrk_komputery_sprzet_pla_pmax_sc&amp;ev_campaign_id=17958848811&amp;gclid=CjwKCAjw8symBhAqEiwAaTA__FuaB5ijJyzrqSpfOrcs9yn0G8xO0_4XYNMPKsgOLDbvCw2_Sr8arhoCYB8QAvD_BwE" xlink:type="simple">https://allegro.pl/oferta/drukarka-3d-anycubic-photon-mono-x-6k-23-1litr-12725277820?utm_feed=aa34192d-eee2-4419-9a9a-de66b9dfae24&amp;utm_term=test&amp;utm_source=google&amp;utm_medium=cpc&amp;utm_campaign=_elktrk_komputery_sprzet_pla_pmax_sc&amp;ev_campaign_id=17958848811&amp;gclid=CjwKCAjw8symBhAqEiwAaTA__FuaB5ijJyzrqSpfOrcs9yn0G8xO0_4XYNMPKsgOLDbvCw2_Sr8arhoCYB8QAvD_BwE</text:a>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Nitrile gloves</text:p>
          </table:table-cell>
          <table:table-cell office:value-type="string" calcext:value-type="string">
            <text:p>Mercator Nitrylex</text:p>
          </table:table-cell>
          <table:table-cell office:value-type="string" calcext:value-type="string">
            <text:p>https://www.matopat24.pl/mercator-nitrylex-classic-rekawiczki-nitrylowe-jednorazowe-100-szt_17622-23715?gclid=CjwKCAjw8symBhAqEiwAaTA__GWvra1uHFeeIxg3IvnGO6TfW9CkNzXv2OkA0FO9dJQ7xdTLW2eECBoCbLsQAvD_BwE#/rozmiar-m/ilosc_sztuk-100_szt/kolor-niebieski?utm_content=NN-MMM-RNMM-001</text:p>
          </table:table-cell>
        </table:table-row>
        <table:table-row table:style-name="ro2">
          <table:covered-table-cell/>
          <table:table-cell office:value-type="string" calcext:value-type="string">
            <text:p>FDM printer</text:p>
          </table:table-cell>
          <table:table-cell office:value-type="string" calcext:value-type="string">
            <text:p>QIDITech X-PLUS</text:p>
          </table:table-cell>
          <table:table-cell office:value-type="string" calcext:value-type="string">
            <text:p><text:a xlink:href="https://outlet3d.eu/pl/fdm/1464-qidi-tech-drukarka-3d-x-plus.html" xlink:type="simple">https://outlet3d.eu/pl/fdm/1464-qidi-tech-drukarka-3d-x-plus.html</text:a></text:p>
          </table:table-cell>
        </table:table-row>
        <table:table-row table:style-name="ro2">
          <table:covered-table-cell/>
          <table:table-cell office:value-type="string" calcext:value-type="string">
            <text:p>Plastic scraper (for resin printer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 usually bundled with printer / <text:a xlink:href="https://allegro.pl/oferta/szpachelka-lopatka-do-odklejania-wydrukow-3d-9749039147?utm_feed=aa34192d-eee2-4419-9a9a-de66b9dfae24&amp;utm_term=test&amp;utm_source=google&amp;utm_medium=cpc&amp;utm_campaign=_elktrk_komputery_sprzet_pla_pmax&amp;ev_campaign_id=17966335589&amp;gclid=CjwKCAjw8symBhAqEiwAaTA__EjB4dxW6-8U_d2aJAhg8UmtWRK0xkk8bu2o5BQz6Hnwoysx-NMAQRoC4SMQAvD_BwE" xlink:type="simple">https://allegro.pl/oferta/szpachelka-lopatka-do-odklejania-wydrukow-3d-9749039147?utm_feed=aa34192d-eee2-4419-9a9a-de66b9dfae24&amp;utm_term=test&amp;utm_source=google&amp;utm_medium=cpc&amp;utm_campaign=_elktrk_komputery_sprzet_pla_pmax&amp;ev_campaign_id=17966335589&amp;gclid=CjwKCAjw8symBhAqEiwAaTA__EjB4dxW6-8U_d2aJAhg8UmtWRK0xkk8bu2o5BQz6Hnwoysx-NMAQRoC4SMQAvD_BwE</text:a>  </text:p>
          </table:table-cell>
        </table:table-row>
        <table:table-row table:style-name="ro2">
          <table:covered-table-cell/>
          <table:table-cell office:value-type="string" calcext:value-type="string">
            <text:p>Metal scraper (for FDM printer)</text:p>
          </table:table-cell>
          <table:table-cell office:value-type="string" calcext:value-type="string">
            <text:p>Olfa <text:s/>SCR-L</text:p>
          </table:table-cell>
          <table:table-cell office:value-type="string" calcext:value-type="string">
            <text:p><text:a xlink:href="https://colorcorner.pl/pl/p/Skrobak-OLFA-SCR-L/1737?gclid=CjwKCAjw8symBhAqEiwAaTA__EFwxIzyB2SdnECaZXXFBl0zWxq-N9P9MbSN9Zj6ACAV0zEdptGyohoCnZAQAvD_BwE" xlink:type="simple">https://colorcorner.pl/pl/p/Skrobak-OLFA-SCR-L/1737?gclid=CjwKCAjw8symBhAqEiwAaTA__EFwxIzyB2SdnECaZXXFBl0zWxq-N9P9MbSN9Zj6ACAV0zEdptGyohoCnZAQAvD_BwE</text:a></text:p>
          </table:table-cell>
        </table:table-row>
        <table:table-row table:style-name="ro2">
          <table:covered-table-cell/>
          <table:table-cell office:value-type="string" calcext:value-type="string">
            <text:p>UV flashlight</text:p>
          </table:table-cell>
          <table:table-cell office:value-type="string" calcext:value-type="string">
            <text:p>Yato</text:p>
          </table:table-cell>
          <table:table-cell office:value-type="string" calcext:value-type="string">
            <text:p><text:a xlink:href="https://www.mediaexpert.pl/sport-i-rekreacja/turystyka/latarki/latarka-yato-yt-08581?gclid=CjwKCAjw8symBhAqEiwAaTA__G2Rfww1FaSzvsYP8ZTwWK4rp7eBS3tRdqaFIq7wzcr23PGVggOjixoCIQQQAvD_BwE" xlink:type="simple">https://www.mediaexpert.pl/sport-i-rekreacja/turystyka/latarki/latarka-yato-yt-08581?gclid=CjwKCAjw8symBhAqEiwAaTA__G2Rfww1FaSzvsYP8ZTwWK4rp7eBS3tRdqaFIq7wzcr23PGVggOjixoCIQQQAvD_BwE</text:a></text:p>
          </table:table-cell>
        </table:table-row>
        <table:table-row table:style-name="ro2">
          <table:covered-table-cell/>
          <table:table-cell office:value-type="string" calcext:value-type="string">
            <text:p>UV-proof glasses</text:p>
          </table:table-cell>
          <table:table-cell office:value-type="string" calcext:value-type="string">
            <text:p>NeoTools</text:p>
          </table:table-cell>
          <table:table-cell office:value-type="string" calcext:value-type="string">
            <text:p><text:a xlink:href="https://www.mediaexpert.pl/dom-i-ogrod/odziez-robocza/okulary-ochronne/okulary-ochronne-neo-97-503?gclid=CjwKCAjw8symBhAqEiwAaTA__CQU3yqwrJSTIbkgVvXKbAyqxGIXkCnITCaCKDMpILuYo5bnUBJKtRoCuhAQAvD_BwE" xlink:type="simple">https://www.mediaexpert.pl/dom-i-ogrod/odziez-robocza/okulary-ochronne/okulary-ochronne-neo-97-503?gclid=CjwKCAjw8symBhAqEiwAaTA__CQU3yqwrJSTIbkgVvXKbAyqxGIXkCnITCaCKDMpILuYo5bnUBJKtRoCuhAQAvD_BwE</text:a></text:p>
          </table:table-cell>
        </table:table-row>
        <table:table-row table:style-name="ro2">
          <table:covered-table-cell/>
          <table:table-cell office:value-type="string" calcext:value-type="string">
            <text:p>Resin filt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allegro.pl/oferta/filtr-do-zywicy-3d-10szt-11450277279?utm_feed=aa34192d-eee2-4419-9a9a-de66b9dfae24&amp;utm_term=test&amp;utm_source=google&amp;utm_medium=cpc&amp;utm_campaign=_elktrk_komputery_sprzet_pla_pmax&amp;ev_campaign_id=17966335589&amp;gclid=CjwKCAjw8symBhAqEiwAaTA__EO6zvNsbJ3GWAIshxBwcAToanqo-_yIYRdsxdoq-za7PRTkyW4mbBoCUTUQAvD_BwE" xlink:type="simple">https://allegro.pl/oferta/filtr-do-zywicy-3d-10szt-11450277279?utm_feed=aa34192d-eee2-4419-9a9a-de66b9dfae24&amp;utm_term=test&amp;utm_source=google&amp;utm_medium=cpc&amp;utm_campaign=_elktrk_komputery_sprzet_pla_pmax&amp;ev_campaign_id=17966335589&amp;gclid=CjwKCAjw8symBhAqEiwAaTA__EO6zvNsbJ3GWAIshxBwcAToanqo-_yIYRdsxdoq-za7PRTkyW4mbBoCUTUQAvD_BwE</text:a></text:p>
          </table:table-cell>
        </table:table-row>
        <table:table-row table:style-name="ro3">
          <table:covered-table-cell/>
          <table:table-cell office:value-type="string" calcext:value-type="string">
            <text:p>Funnels</text:p>
          </table:table-cell>
          <table:table-cell office:value-type="string" calcext:value-type="string">
            <text:p>IKEA</text:p>
          </table:table-cell>
          <table:table-cell office:value-type="string" calcext:value-type="string">
            <text:p><text:a xlink:href="https://www.ikea.com/pl/pl/p/uppfylld-lejek-jaskrawozolty-80521930/?gclid=CjwKCAjw8symBhAqEiwAaTA__FkNWjiJ7S03R304avgalK4mZ1di--sY38vwOUIdAuNGF1Tw_IpbsxoCIjEQAvD_BwE&amp;gclsrc=aw.ds" xlink:type="simple">https://www.ikea.com/pl/pl/p/uppfylld-lejek-jaskrawozolty-80521930/?gclid=CjwKCAjw8symBhAqEiwAaTA__FkNWjiJ7S03R304avgalK4mZ1di--sY38vwOUIdAuNGF1Tw_IpbsxoCIjEQAvD_BwE&amp;gclsrc=aw.ds</text:a></text:p>
          </table:table-cell>
        </table:table-row>
        <table:table-row table:style-name="ro2">
          <table:covered-table-cell/>
          <table:table-cell office:value-type="string" calcext:value-type="string">
            <text:p>Heat resistant 3D printing resin</text:p>
          </table:table-cell>
          <table:table-cell office:value-type="string" calcext:value-type="string">
            <text:p>Siraya Sculpt Ultra White</text:p>
          </table:table-cell>
          <table:table-cell office:value-type="string" calcext:value-type="string">
            <text:p><text:a xlink:href="https://allegro.pl/oferta/zywica-siraya-sculpt-ultra-white-bialy-1kg-13787520754?utm_feed=aa34192d-eee2-4419-9a9a-de66b9dfae24&amp;utm_term=test&amp;utm_source=google&amp;utm_medium=cpc&amp;utm_campaign=_elktrk_komputery_sprzet_pla_pmax&amp;ev_campaign_id=17966335589&amp;gclid=CjwKCAjw8symBhAqEiwAaTA__I28Qazme3W1k5IsYbIOM5uGLw1TkMXBO-vra3EzqptLQGPqdkbu7xoClHQQAvD_BwE" xlink:type="simple">https://allegro.pl/oferta/zywica-siraya-sculpt-ultra-white-bialy-1kg-13787520754?utm_feed=aa34192d-eee2-4419-9a9a-de66b9dfae24&amp;utm_term=test&amp;utm_source=google&amp;utm_medium=cpc&amp;utm_campaign=_elktrk_komputery_sprzet_pla_pmax&amp;ev_campaign_id=17966335589&amp;gclid=CjwKCAjw8symBhAqEiwAaTA__I28Qazme3W1k5IsYbIOM5uGLw1TkMXBO-vra3EzqptLQGPqdkbu7xoClHQQAvD_BwE</text:a></text:p>
          </table:table-cell>
        </table:table-row>
        <table:table-row table:style-name="ro2">
          <table:covered-table-cell/>
          <table:table-cell office:value-type="string" calcext:value-type="string">
            <text:p>FDM filament</text:p>
          </table:table-cell>
          <table:table-cell office:value-type="string" calcext:value-type="string">
            <text:p>Devil Design</text:p>
          </table:table-cell>
          <table:table-cell office:value-type="string" calcext:value-type="string">
            <text:p><text:a xlink:href="https://allegro.pl/listing?string=devil%20design%20abs" xlink:type="simple">https://allegro.pl/listing?string=devil%20design%20abs</text:a></text:p>
          </table:table-cell>
        </table:table-row>
        <table:table-row table:style-name="ro2">
          <table:covered-table-cell/>
          <table:table-cell office:value-type="string" calcext:value-type="string">
            <text:p>Paper towel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locally obtained</text:p>
          </table:table-cell>
        </table:table-row>
        <table:table-row table:style-name="ro2">
          <table:covered-table-cell/>
          <table:table-cell office:value-type="string" calcext:value-type="string">
            <text:p>Pliers (various sizes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locally obtained</text:p>
          </table:table-cell>
        </table:table-row>
        <table:table-row table:style-name="ro2">
          <table:covered-table-cell/>
          <table:table-cell table:style-name="ce4" office:value-type="string" calcext:value-type="string">
            <text:p>Exacto knife</text:p>
          </table:table-cell>
          <table:table-cell table:style-name="ce4" office:value-type="string" calcext:value-type="string">
            <text:p>Olfa AK-4</text:p>
          </table:table-cell>
          <table:table-cell table:style-name="ce4" office:value-type="string" calcext:value-type="string">
            <text:p><text:span text:style-name="T1"><text:a xlink:href="https://colorcorner.pl/pl/p/Precyzyjny-noz-OLFA-AK-4/1679?gclid=CjwKCAjw8symBhAqEiwAaTA__I4eDrRtfNY1tq_k76wB0LkZHapxQlo-SSC61yDRwpMmBqlyYQZxehoCYC0QAvD_BwE" xlink:type="simple">https://colorcorner.pl/pl/p/Precyzyjny-noz-OLFA-AK-4/1679?gclid=CjwKCAjw8symBhAqEiwAaTA__I4eDrRtfNY1tq_k76wB0LkZHapxQlo-SSC61yDRwpMmBqlyYQZxehoCYC0QAvD_BwE</text:a></text:span></text:p>
          </table:table-cell>
        </table:table-row>
        <table:table-row table:style-name="ro2" table:number-rows-repeated="12">
          <table:table-cell/>
          <table:table-cell table:style-name="Default"/>
          <table:table-cell table:style-name="ce11" table:number-columns-repeated="2"/>
        </table:table-row>
        <table:table-row table:style-name="ro2">
          <table:table-cell/>
          <table:table-cell table:style-name="Default"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9T17:55:13.573000000</meta:creation-date>
    <dc:date>2023-08-09T19:39:53.426000000</dc:date>
    <meta:editing-duration>PT1H44M38S</meta:editing-duration>
    <meta:editing-cycles>6</meta:editing-cycles>
    <meta:generator>LibreOffice/7.4.2.3$Windows_X86_64 LibreOffice_project/382eef1f22670f7f4118c8c2dd222ec7ad009daf</meta:generator>
    <meta:document-statistic meta:table-count="1" meta:cell-count="134" meta:object-count="0"/>
  </office:meta>
</office:document-meta>
</file>